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47b8b8" draw:textarea-horizontal-align="left" draw:textarea-vertical-align="middle" draw:auto-grow-height="false" draw:shadow="hidden"/>
    </style:style>
    <style:style style:name="gr5" style:family="graphic" style:parent-style-name="standard">
      <style:graphic-properties draw:fill="solid" draw:fill-color="#33a3a3" draw:textarea-horizontal-align="left" draw:textarea-vertical-align="middle" draw:auto-grow-height="false"/>
    </style:style>
    <style:style style:name="gr6" style:family="graphic" style:parent-style-name="standard">
      <style:graphic-properties draw:fill="solid" draw:fill-color="#198a8a" draw:textarea-horizontal-align="left" draw:textarea-vertical-align="middle" draw:auto-grow-height="false"/>
    </style:style>
    <style:style style:name="gr7" style:family="graphic" style:parent-style-name="standard">
      <style:graphic-properties draw:fill="solid" draw:fill-color="#006b6b" draw:textarea-horizontal-align="left" draw:textarea-vertical-align="middle" draw:auto-grow-height="false"/>
    </style:style>
    <style:style style:name="gr8" style:family="graphic" style:parent-style-name="standard">
      <style:graphic-properties draw:fill="solid" draw:fill-color="#004a4a" draw:textarea-horizontal-align="left" draw:textarea-vertical-align="middle" draw:auto-grow-height="false"/>
    </style:style>
    <style:style style:name="gr9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0pt" style:font-size-asian="8pt" style:font-size-complex="8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align="start" fo:text-indent="0cm"/>
      <style:text-properties fo:color="#ffffff" fo:font-size="10pt" style:font-size-asian="10pt" style:font-size-complex="1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</style:style>
    <style:style style:name="P8" style:family="paragraph">
      <style:text-properties fo:font-size="8pt" fo:font-style="italic" style:font-size-asian="8pt" style:font-style-asian="italic" style:font-size-complex="8pt" style:font-style-complex="italic"/>
    </style:style>
    <style:style style:name="T1" style:family="text">
      <style:text-properties fo:font-size="10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ffffff" fo:font-size="10pt" style:font-size-asian="10pt" style:font-size-complex="10pt"/>
    </style:style>
    <style:style style:name="T4" style:family="text">
      <style:text-properties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6.35cm" svg:height="1.27cm" draw:transform="rotate (1.5707963267946) translate (2.37cm 11.16cm)">
          <text:p text:style-name="P1"><text:span text:style-name="T1">mod_ss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3.605cm 11.16cm)">
          <text:p text:style-name="P1"><text:span text:style-name="T1">QS_SrvRequestRate</text:span></text:p>
          <text:p text:style-name="P1"><text:span text:style-name="T1">QS_SrvMinDataRate</text:span></text:p>
          <text:p text:style-name="P1"><text:span text:style-name="T1">(whole request/response I/O duration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6.145cm 11.16cm)">
          <text:p text:style-name="P1"><text:span text:style-name="T1">QS_ClientPrefer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4.875cm 11.16cm)">
          <text:p text:style-name="P1"><text:span text:style-name="T1">QS_SrvMaxConnExcludeI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1.1cm 11.16cm)">
          <text:p text:style-name="P1"><text:span text:style-name="T1">QS_ClientEventBlockCount</text:span></text:p>
          <text:p text:style-name="P1"><text:span text:style-name="T1">(enforcement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7.385cm 11.16cm)">
          <text:p text:style-name="P1"><text:span text:style-name="T1">QS_ClientGeoCountryPriv</text:span></text:p>
          <text:p text:style-name="P1"><text:span text:style-name="T1">QS_SrvMaxCon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21.285cm 11.16cm)">
          <text:p text:style-name="P1"><text:span text:style-name="T1">QS_SrvMaxConnClose,</text:span></text:p>
          <text:p text:style-name="P1"><text:span text:style-name="T1">QS_KeepAliveTimeou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16.205cm 11.16cm)">
          <text:p text:style-name="P1"><text:span text:style-name="T1">QS_LimitRequestBod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20.015cm 11.16cm)">
          <text:p text:style-name="P1"><text:span text:style-name="T1">QS_PermitUri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18.745cm 11.16cm)">
          <text:p text:style-name="P1"><text:span text:style-name="T1">QS_MileStone, QS_DenyRequestLine,</text:span></text:p>
          <text:p text:style-name="P1"><text:span text:style-name="T1">QS_DenyPath, QS_DenyQuer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1.195cm 11.16cm)">
          <text:p text:style-name="P1"><text:span text:style-name="T1">nod_setenvif</text:span></text:p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22.555cm 11.16cm)">
          <text:p text:style-name="P1"><text:span text:style-name="T1">VIP: QS_Session*, QS_VipReques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8.655cm 11.16cm)">
          <text:p text:style-name="P1"><text:span text:style-name="T1">QS_SrvMaxConnPerIP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875cm" svg:height="1.27cm" svg:x="9.79cm" svg:y="3.54cm">
          <text:p text:style-name="P1"><text:span text:style-name="T2">post read</text:span></text:p>
          <text:p text:style-name="P1"><text:span text:style-name="T2">reques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9.925cm 11.16cm)">
          <text:p text:style-name="P1"><text:span text:style-name="T1">QS_SetEnvIfParp</text:span></text:p>
          <text:p text:style-name="P1"><text:span text:style-name="T1">(enables mod_parp)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6.67cm" svg:height="1.27cm" svg:x="13.665cm" svg:y="3.54cm">
          <text:p text:style-name="P1"><text:span text:style-name="T2">header pars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7.475cm 11.16cm)">
          <text:p text:style-name="P1"><text:span text:style-name="T1">mod_par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13.665cm 11.16cm)">
          <text:p text:style-name="P1"><text:span text:style-name="T1">QS_RequestHeaderFilt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4.935cm 11.16cm)">
          <text:p text:style-name="P1"><text:span text:style-name="T1">mod_setenvif,</text:span></text:p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28.905cm 11.16cm)">
          <text:p text:style-name="P1"><text:span text:style-name="T1">QS_EventRequestLimit,</text:span></text:p>
          <text:p text:style-name="P1"><text:span text:style-name="T1">QS_EventKBytesPerSecLimi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27.635cm 11.16cm)">
          <text:p text:style-name="P1"><text:span text:style-name="T1">QS_DenyEven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26.365cm 11.16cm)">
          <text:p text:style-name="P1"><text:span text:style-name="T1">QS_SetReqHead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25.095cm 11.16cm)">
          <text:p text:style-name="P1"><text:span text:style-name="T1">QS_SetEnvIf, QS_SetEnv,</text:span></text:p>
          <text:p text:style-name="P1"><text:span text:style-name="T1">QS_SetReqHead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35.255cm 11.16cm)">
          <text:p text:style-name="P1"><text:span text:style-name="T1">QS_LocRequestLimit,</text:span></text:p>
          <text:p text:style-name="P1"><text:span text:style-name="T1">QS_LocRequestPerSecLimit,</text:span></text:p>
          <text:p text:style-name="P1"><text:span text:style-name="T1">QS_LocKBytesPerSecLimi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23.825cm 11.16cm)">
          <text:p text:style-name="P1"><text:span text:style-name="T1">QS_SetEnvIfParp, QS_SetEnvIfBody,</text:span></text:p>
          <text:p text:style-name="P1"><text:span text:style-name="T1">QS_SetEnvIfQuer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33.985cm 11.16cm)">
          <text:p text:style-name="P1"><text:span text:style-name="T1">QS_LocRequestLimitMatch,</text:span></text:p>
          <text:p text:style-name="P1"><text:span text:style-name="T1">QS_LocRequestPerSecLimitMatch,</text:span></text:p>
          <text:p text:style-name="P1"><text:span text:style-name="T1">QS_LocKBytesPerSecLimitMatch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32.715cm 11.16cm)">
          <text:p text:style-name="P1"><text:span text:style-name="T1">QS_ClientEventBlockCount (QS_Block),</text:span></text:p>
          <text:p text:style-name="P1"><text:span text:style-name="T1">QS_ClientEventLimitCount (QS_Limit)</text:span></text:p>
          <text:p text:style-name="P1"><text:span text:style-name="T1">(update and enforcement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30.175cm 11.16cm)">
          <text:p text:style-name="P1"><text:span text:style-name="T1">QS_ClientEventRequestLimit,</text:span></text:p>
          <text:p text:style-name="P1"><text:span text:style-name="T1">QS_ClientSerializ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31.445cm 11.16cm)">
          <text:p text:style-name="P1"><text:span text:style-name="T1">QS_ClientEventPerSetLimi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36.525cm 11.16cm)">
          <text:p text:style-name="P1"><text:span text:style-name="T1">QS_CondLocRequestLimitMatch</text:span></text:p>
          <text:p text:style-name="P1"><text:span text:style-name="T1">(QS_Cond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37.795cm 11.16cm)">
          <text:p text:style-name="P1"><text:span text:style-name="T1">QS_EventPerSecLimi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39.065cm 11.16cm)">
          <text:p text:style-name="P1"><text:span text:style-name="T1">QS_Delay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1.125cm" svg:y1="2.905cm" svg:x2="42.81cm" svg:y2="2.905cm">
          <text:p text:style-name="P1"><text:span text:style-name="T2">request</text:span></text:p>
          <text:p text:style-name="P1"><text:span text:style-name="T2"/></text:p>
        </draw:line>
        <draw:custom-shape draw:style-name="gr4" draw:text-style-name="P5" draw:layer="layout" svg:width="41.91cm" svg:height="1.27cm" svg:x="0.9cm" svg:y="12.43cm">
          <text:p text:style-name="P4"><text:span text:style-name="T3"/></text:p>
          <text:p text:style-name="P4"><text:span text:style-name="T3">per client data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41.91cm" svg:height="1.27cm" svg:x="0.9cm" svg:y="14.335cm">
          <text:p text:style-name="P4"><text:span text:style-name="T3">per connection</text:span></text:p>
          <text:p text:style-name="P4"><text:span text:style-name="T3">data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41.91cm" svg:height="1.27cm" svg:x="0.9cm" svg:y="16.24cm">
          <text:p text:style-name="P4"><text:span text:style-name="T3">per virtual host</text:span></text:p>
          <text:p text:style-name="P4"><text:span text:style-name="T3">data stor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1.91cm" svg:height="1.27cm" svg:x="0.9cm" svg:y="18.145cm">
          <text:p text:style-name="P4"><text:span text:style-name="T3">process environment</text:span></text:p>
          <text:p text:style-name="P4"><text:span text:style-name="T3">variables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1.91cm" svg:height="1.27cm" svg:x="0.9cm" svg:y="20.05cm">
          <text:p text:style-name="P4"><text:span text:style-name="T3">VIP session</text:span></text:p>
          <text:p text:style-name="P4"><text:span text:style-name="T3">data (cookie)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6.78cm" svg:y1="11.16cm" svg:x2="6.78cm" svg:y2="13.065cm">
          <text:p/>
        </draw:line>
        <draw:line draw:style-name="gr9" draw:text-style-name="P6" draw:layer="layout" svg:x1="1.662cm" svg:y1="11.176cm" svg:x2="1.662cm" svg:y2="13.081cm">
          <text:p/>
        </draw:line>
        <draw:line draw:style-name="gr9" draw:text-style-name="P6" draw:layer="layout" svg:x1="8.02cm" svg:y1="11.16cm" svg:x2="8.02cm" svg:y2="16.875cm">
          <text:p/>
        </draw:line>
        <draw:line draw:style-name="gr9" draw:text-style-name="P6" draw:layer="layout" svg:x1="9.29cm" svg:y1="11.16cm" svg:x2="9.29cm" svg:y2="14.97cm">
          <text:p/>
        </draw:line>
        <draw:line draw:style-name="gr9" draw:text-style-name="P6" draw:layer="layout" svg:x1="10.56cm" svg:y1="11.16cm" svg:x2="10.56cm" svg:y2="18.78cm">
          <text:p/>
        </draw:line>
        <draw:line draw:style-name="gr9" draw:text-style-name="P6" draw:layer="layout" svg:x1="11.83cm" svg:y1="11.16cm" svg:x2="11.83cm" svg:y2="18.78cm">
          <text:p/>
        </draw:line>
        <draw:line draw:style-name="gr9" draw:text-style-name="P6" draw:layer="layout" svg:x1="15.57cm" svg:y1="11.16cm" svg:x2="15.57cm" svg:y2="18.78cm">
          <text:p/>
        </draw:line>
        <draw:line draw:style-name="gr9" draw:text-style-name="P6" draw:layer="layout" svg:x1="18.07cm" svg:y1="11.16cm" svg:x2="18.07cm" svg:y2="18.78cm">
          <text:p/>
        </draw:line>
        <draw:line draw:style-name="gr9" draw:text-style-name="P6" draw:layer="layout" svg:x1="21.87cm" svg:y1="11.16cm" svg:x2="21.87cm" svg:y2="18.78cm">
          <text:p/>
        </draw:line>
        <draw:line draw:style-name="gr9" draw:text-style-name="P6" draw:layer="layout" svg:x1="23.19cm" svg:y1="11.16cm" svg:x2="23.19cm" svg:y2="18.78cm">
          <text:p/>
        </draw:line>
        <draw:line draw:style-name="gr9" draw:text-style-name="P6" draw:layer="layout" svg:x1="23.19cm" svg:y1="11.16cm" svg:x2="23.19cm" svg:y2="20.685cm">
          <text:p/>
        </draw:line>
        <draw:line draw:style-name="gr9" draw:text-style-name="P6" draw:layer="layout" svg:x1="24.47cm" svg:y1="11.16cm" svg:x2="24.47cm" svg:y2="18.78cm">
          <text:p/>
        </draw:line>
        <draw:line draw:style-name="gr9" draw:text-style-name="P6" draw:layer="layout" svg:x1="25.77cm" svg:y1="11.16cm" svg:x2="25.77cm" svg:y2="18.78cm">
          <text:p/>
        </draw:line>
        <draw:line draw:style-name="gr9" draw:text-style-name="P6" draw:layer="layout" svg:x1="26.97cm" svg:y1="11.16cm" svg:x2="26.97cm" svg:y2="18.78cm">
          <text:p/>
        </draw:line>
        <draw:line draw:style-name="gr9" draw:text-style-name="P6" draw:layer="layout" svg:x1="28.27cm" svg:y1="11.16cm" svg:x2="28.27cm" svg:y2="18.78cm">
          <text:p/>
        </draw:line>
        <draw:line draw:style-name="gr9" draw:text-style-name="P6" draw:layer="layout" svg:x1="29.54cm" svg:y1="11.16cm" svg:x2="29.54cm" svg:y2="18.78cm">
          <text:p/>
        </draw:line>
        <draw:line draw:style-name="gr9" draw:text-style-name="P6" draw:layer="layout" svg:x1="29.54cm" svg:y1="11.16cm" svg:x2="29.54cm" svg:y2="16.875cm">
          <text:p/>
        </draw:line>
        <draw:line draw:style-name="gr9" draw:text-style-name="P6" draw:layer="layout" svg:x1="30.88cm" svg:y1="11.16cm" svg:x2="30.88cm" svg:y2="18.78cm">
          <text:p/>
        </draw:line>
        <draw:line draw:style-name="gr9" draw:text-style-name="P6" draw:layer="layout" svg:x1="30.88cm" svg:y1="11.16cm" svg:x2="30.88cm" svg:y2="13.065cm">
          <text:p/>
        </draw:line>
        <draw:line draw:style-name="gr9" draw:text-style-name="P6" draw:layer="layout" svg:x1="32.08cm" svg:y1="11.16cm" svg:x2="32.08cm" svg:y2="18.78cm">
          <text:p/>
        </draw:line>
        <draw:line draw:style-name="gr9" draw:text-style-name="P6" draw:layer="layout" svg:x1="32.08cm" svg:y1="11.16cm" svg:x2="32.08cm" svg:y2="13.065cm">
          <text:p/>
        </draw:line>
        <draw:line draw:style-name="gr9" draw:text-style-name="P6" draw:layer="layout" svg:x1="33.38cm" svg:y1="11.16cm" svg:x2="33.38cm" svg:y2="18.78cm">
          <text:p/>
        </draw:line>
        <draw:line draw:style-name="gr9" draw:text-style-name="P6" draw:layer="layout" svg:x1="33.38cm" svg:y1="11.16cm" svg:x2="33.38cm" svg:y2="13.065cm">
          <text:p/>
        </draw:line>
        <draw:line draw:style-name="gr9" draw:text-style-name="P6" draw:layer="layout" svg:x1="34.54cm" svg:y1="11.161cm" svg:x2="34.54cm" svg:y2="16.876cm">
          <text:p/>
        </draw:line>
        <draw:line draw:style-name="gr9" draw:text-style-name="P6" draw:layer="layout" svg:x1="35.84cm" svg:y1="11.162cm" svg:x2="35.84cm" svg:y2="16.877cm">
          <text:p/>
        </draw:line>
        <draw:line draw:style-name="gr9" draw:text-style-name="P6" draw:layer="layout" svg:x1="37.095cm" svg:y1="11.16cm" svg:x2="37.095cm" svg:y2="16.875cm">
          <text:p/>
        </draw:line>
        <draw:line draw:style-name="gr9" draw:text-style-name="P6" draw:layer="layout" svg:x1="37.095cm" svg:y1="11.16cm" svg:x2="37.095cm" svg:y2="18.78cm">
          <text:p/>
        </draw:line>
        <draw:line draw:style-name="gr9" draw:text-style-name="P6" draw:layer="layout" svg:x1="38.4cm" svg:y1="11.16cm" svg:x2="38.4cm" svg:y2="18.78cm">
          <text:p/>
        </draw:line>
        <draw:line draw:style-name="gr9" draw:text-style-name="P6" draw:layer="layout" svg:x1="38.4cm" svg:y1="11.16cm" svg:x2="38.4cm" svg:y2="16.875cm">
          <text:p/>
        </draw:line>
        <draw:line draw:style-name="gr9" draw:text-style-name="P6" draw:layer="layout" svg:x1="39.7cm" svg:y1="11.16cm" svg:x2="39.7cm" svg:y2="18.78cm">
          <text:p/>
        </draw:line>
        <draw:custom-shape draw:style-name="gr2" draw:text-style-name="P2" draw:layer="layout" svg:width="6.35cm" svg:height="1.27cm" draw:transform="rotate (1.5707963267946) translate (6.78cm 28.94cm)">
          <text:p text:style-name="P1"><text:span text:style-name="T1">QS_VipHeaderNam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81cm" svg:height="1.27cm" svg:x="6.78cm" svg:y="28.94cm">
          <text:p text:style-name="P1"><text:span text:style-name="T2">connection clos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8.05cm 28.94cm)">
          <text:p text:style-name="P1"><text:span text:style-name="T1">QS_VipIPHeaderName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7.525cm" svg:y1="13.065cm" svg:x2="7.525cm" svg:y2="22.59cm">
          <text:p/>
        </draw:line>
        <draw:line draw:style-name="gr9" draw:text-style-name="P6" draw:layer="layout" svg:x1="8.625cm" svg:y1="13.066cm" svg:x2="8.625cm" svg:y2="22.591cm">
          <text:p/>
        </draw:line>
        <draw:custom-shape draw:style-name="gr1" draw:text-style-name="P3" draw:layer="layout" svg:width="5.08cm" svg:height="1.27cm" svg:x="10.59cm" svg:y="28.94cm">
          <text:p text:style-name="P1"><text:span text:style-name="T2">log trans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11.895cm 28.94cm)">
          <text:p text:style-name="P1"><text:span text:style-name="T1">access log event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13.13cm 28.94cm)">
          <text:p text:style-name="P1"><text:span text:style-name="T1">QS_ClientEventBlockCount (QS_Block),</text:span></text:p>
          <text:p text:style-name="P1"><text:span text:style-name="T1">QS_ClientEventLimitCount (QS_Limit)</text:span><text:span text:style-name="T1"><text:line-break/></text:span><text:span text:style-name="T1">(update only)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3.64cm" svg:y1="13.065cm" svg:x2="13.64cm" svg:y2="22.59cm">
          <text:p/>
        </draw:line>
        <draw:custom-shape draw:style-name="gr2" draw:text-style-name="P2" draw:layer="layout" svg:width="6.35cm" svg:height="1.27cm" draw:transform="rotate (1.5707963267946) translate (14.4cm 28.94cm)">
          <text:p text:style-name="P1"><text:span text:style-name="T1">QS_SetEnvIf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20.65cm 28.94cm)">
          <text:p text:style-name="P1"><text:span text:style-name="T1">QS_KeepAliveTimeout,</text:span></text:p>
          <text:p text:style-name="P1"><text:span text:style-name="T1">QS_SrvMaxConnClose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3.64cm" svg:y1="18.78cm" svg:x2="13.64cm" svg:y2="22.59cm">
          <text:p/>
        </draw:line>
        <draw:line draw:style-name="gr9" draw:text-style-name="P6" draw:layer="layout" svg:x1="14.875cm" svg:y1="18.78cm" svg:x2="14.875cm" svg:y2="22.59cm">
          <text:p/>
        </draw:line>
        <draw:line draw:style-name="gr9" draw:text-style-name="P6" draw:layer="layout" svg:x1="21.28cm" svg:y1="18.78cm" svg:x2="21.28cm" svg:y2="22.59cm">
          <text:p/>
        </draw:line>
        <draw:custom-shape draw:style-name="gr2" draw:text-style-name="P2" draw:layer="layout" svg:width="6.35cm" svg:height="1.27cm" draw:transform="rotate (1.5707963267946) translate (15.67cm 28.94cm)">
          <text:p text:style-name="P1"><text:span text:style-name="T1">client behavior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6.115cm" svg:y1="13.065cm" svg:x2="16.115cm" svg:y2="22.59cm">
          <text:p/>
        </draw:line>
        <draw:custom-shape draw:style-name="gr1" draw:text-style-name="P3" draw:layer="layout" svg:width="15.24cm" svg:height="1.27cm" svg:x="15.57cm" svg:y="28.94cm">
          <text:p text:style-name="P1"><text:span text:style-name="T2">response 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16.91cm 28.94cm)">
          <text:p text:style-name="P1"><text:span text:style-name="T1">QS_SetEnvIfResBody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7.385cm" svg:y1="18.78cm" svg:x2="17.385cm" svg:y2="22.59cm">
          <text:p/>
        </draw:line>
        <draw:custom-shape draw:style-name="gr2" draw:text-style-name="P2" draw:layer="layout" svg:width="6.35cm" svg:height="1.27cm" draw:transform="rotate (1.5707963267946) translate (18.18cm 28.94cm)">
          <text:p text:style-name="P1"><text:span text:style-name="T1">QS_LockBytesPerSecLimit,</text:span><text:span text:style-name="T1"><text:line-break/></text:span><text:span text:style-name="T1">QS_EventkBytesPerSecLimit</text:span></text:p>
          <text:p text:style-name="P1"><text:span text:style-name="T1">(enforcement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28.27cm 28.94cm)">
          <text:p text:style-name="P1"><text:span text:style-name="T1">QS_SetEnvIfStatus,</text:span></text:p>
          <text:p text:style-name="P1"><text:span text:style-name="T1">QS_SetEnvResHeaderMatch,</text:span></text:p>
          <text:p text:style-name="P1"><text:span text:style-name="T1">QS_SetEnvResHeader, QS_SetEnvRe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27cm 28.94cm)">
          <text:p text:style-name="P1"><text:span text:style-name="T1">QS_SrvMaxConnClos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25.73cm 28.94cm)">
          <text:p text:style-name="P1"><text:span text:style-name="T1">QS_VipHeaderName, QS_Session*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24.46cm 28.94cm)">
          <text:p text:style-name="P1"><text:span text:style-name="T1">QS_VipUs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23.19cm 28.94cm)">
          <text:p text:style-name="P1"><text:span text:style-name="T1">QS_VipIPUser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1.76cm" svg:y1="30.845cm" svg:x2="40.335cm" svg:y2="30.845cm">
          <text:p text:style-name="P1"><text:span text:style-name="T2"/></text:p>
          <text:p text:style-name="P1"><text:span text:style-name="T2">response</text:span></text:p>
        </draw:line>
        <draw:line draw:style-name="gr9" draw:text-style-name="P6" draw:layer="layout" svg:x1="18.655cm" svg:y1="16.875cm" svg:x2="18.655cm" svg:y2="22.59cm">
          <text:p/>
        </draw:line>
        <draw:line draw:style-name="gr9" draw:text-style-name="P6" draw:layer="layout" svg:x1="18.655cm" svg:y1="18.78cm" svg:x2="18.655cm" svg:y2="22.59cm">
          <text:p/>
        </draw:line>
        <draw:line draw:style-name="gr9" draw:text-style-name="P6" draw:layer="layout" svg:x1="23.825cm" svg:y1="13.065cm" svg:x2="23.825cm" svg:y2="22.59cm">
          <text:p/>
        </draw:line>
        <draw:line draw:style-name="gr9" draw:text-style-name="P6" draw:layer="layout" svg:x1="25.095cm" svg:y1="13.065cm" svg:x2="25.095cm" svg:y2="22.59cm">
          <text:p/>
        </draw:line>
        <draw:line draw:style-name="gr9" draw:text-style-name="P6" draw:layer="layout" svg:x1="25.095cm" svg:y1="20.685cm" svg:x2="25.095cm" svg:y2="22.59cm">
          <text:p/>
        </draw:line>
        <draw:line draw:style-name="gr9" draw:text-style-name="P6" draw:layer="layout" svg:x1="26.395cm" svg:y1="13.066cm" svg:x2="26.395cm" svg:y2="22.591cm">
          <text:p/>
        </draw:line>
        <draw:line draw:style-name="gr9" draw:text-style-name="P6" draw:layer="layout" svg:x1="26.395cm" svg:y1="20.686cm" svg:x2="26.395cm" svg:y2="22.591cm">
          <text:p/>
        </draw:line>
        <draw:line draw:style-name="gr9" draw:text-style-name="P6" draw:layer="layout" svg:x1="27.635cm" svg:y1="16.875cm" svg:x2="27.635cm" svg:y2="22.59cm">
          <text:p/>
        </draw:line>
        <draw:line draw:style-name="gr9" draw:text-style-name="P6" draw:layer="layout" svg:x1="28.905cm" svg:y1="18.78cm" svg:x2="28.905cm" svg:y2="22.59cm">
          <text:p/>
        </draw:line>
        <draw:frame draw:style-name="gr11" draw:text-style-name="P8" draw:layer="layout" svg:width="5.959cm" svg:height="0.615cm" svg:x="1.005cm" svg:y="31.08cm">
          <draw:text-box>
            <text:p text:style-name="P7"><text:span text:style-name="T4">mod_qos, sequence of directive processing</text:span></text:p>
          </draw:text-box>
        </draw:frame>
        <draw:custom-shape draw:style-name="gr2" draw:text-style-name="P2" draw:layer="layout" svg:width="6.35cm" svg:height="1.27cm" draw:transform="rotate (1.5707963267946) translate (21.92cm 28.94cm)">
          <text:p text:style-name="P1"><text:span text:style-name="T1">QS_UnsetResHeader,</text:span></text:p>
          <text:p text:style-name="P1"><text:span text:style-name="T1">QS_ResponseHeaderFilt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19.45cm 28.94cm)">
          <text:p text:style-name="P1"><text:span text:style-name="T1">QS_SrvMinDataRateOffEvent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9.98cm" svg:y1="18.78cm" svg:x2="19.98cm" svg:y2="22.59cm">
          <text:p/>
        </draw:line>
        <draw:custom-shape draw:style-name="gr1" draw:text-style-name="P2" draw:layer="layout" svg:width="6.35cm" svg:height="1.27cm" draw:transform="rotate (1.5707963267946) translate (29.54cm 28.94cm)"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30.175cm" svg:y1="18.78cm" svg:x2="30.175cm" svg:y2="22.59cm">
          <text:p/>
        </draw:line>
        <draw:line draw:style-name="gr9" draw:text-style-name="P6" draw:layer="layout" svg:x1="19.985cm" svg:y1="14.97cm" svg:x2="19.98cm" svg:y2="22.59cm">
          <text:p/>
        </draw:line>
        <draw:custom-shape draw:style-name="gr2" draw:text-style-name="P2" draw:layer="layout" svg:width="6.35cm" svg:height="1.27cm" draw:transform="rotate (1.5707963267946) translate (10.658cm 28.94cm)">
          <text:p text:style-name="P1"><text:span text:style-name="T1">QS_SrvMinDataRateOffEvent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1.125cm" svg:y1="18.78cm" svg:x2="11.125cm" svg:y2="22.59cm">
          <text:p/>
        </draw:line>
        <draw:line draw:style-name="gr9" draw:text-style-name="P6" draw:layer="layout" svg:x1="11.125cm" svg:y1="14.97cm" svg:x2="11.125cm" svg:y2="22.59cm">
          <text:p/>
        </draw:line>
        <draw:custom-shape draw:style-name="gr2" draw:text-style-name="P2" draw:layer="layout" svg:width="6.35cm" svg:height="1.27cm" draw:transform="rotate (1.5707963267946) translate (12.43cm 11.16cm)">
          <text:p text:style-name="P1"><text:span text:style-name="T1">QS_UserTrackingCookieName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3.03cm" svg:y1="11.16cm" svg:x2="13.03cm" svg:y2="18.78cm">
          <text:p/>
        </draw:line>
        <draw:custom-shape draw:style-name="gr1" draw:text-style-name="P3" draw:layer="layout" svg:width="6.35cm" svg:height="1.27cm" svg:x="3.44cm" svg:y="3.54cm">
          <text:p text:style-name="P1"><text:span text:style-name="T2">process conne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54cm" svg:height="1.27cm" svg:x="40.27cm" svg:y="3.54cm">
          <text:p text:style-name="P1"><text:span text:style-name="T2">fixu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41.505cm 11.16cm)">
          <text:p text:style-name="P1"><text:span text:style-name="T1">QS_VipUser, QS_VipIpUser,</text:span></text:p>
          <text:p text:style-name="P1"><text:span text:style-name="T1">QS_SrvMinDataRateOffEve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40.235cm 11.16cm)"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40.8cm" svg:y1="11.16cm" svg:x2="40.8cm" svg:y2="18.78cm">
          <text:p/>
        </draw:line>
        <draw:line draw:style-name="gr9" draw:text-style-name="P6" draw:layer="layout" svg:x1="42.075cm" svg:y1="11.16cm" svg:x2="42.075cm" svg:y2="18.78cm">
          <text:p/>
        </draw:line>
        <draw:line draw:style-name="gr9" draw:text-style-name="P6" draw:layer="layout" svg:x1="42.075cm" svg:y1="11.16cm" svg:x2="42.075cm" svg:y2="13.065cm">
          <text:p/>
        </draw:line>
        <draw:custom-shape draw:style-name="gr1" draw:text-style-name="P3" draw:layer="layout" svg:width="2.54cm" svg:height="1.27cm" svg:x="1.1cm" svg:y="3.54cm">
          <text:p text:style-name="P1"><text:span text:style-name="T2">pre</text:span></text:p>
          <text:p text:style-name="P1"><text:span text:style-name="T2">connecti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de" style:country-asian="CH" style:font-family-complex="'DejaVu Sans'" style:font-family-generic-complex="system" style:font-pitch-complex="variable" style:font-size-complex="24pt" style:language-complex="de" style:country-complex="CH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4.552cm" fo:page-height="34.77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initial-creator>Pascal Buchbinder</meta:initial-creator>
    <meta:creation-date>2010-01-11T20:11:11</meta:creation-date>
    <dc:date>2012-02-05T17:09:17</dc:date>
    <dc:language>en-US</dc:language>
    <meta:editing-cycles>44</meta:editing-cycles>
    <meta:editing-duration>PT22H07M26S</meta:editing-duration>
    <dc:creator>Pascal Buchbinder</dc:creator>
    <meta:document-statistic meta:object-count="123"/>
    <meta:user-defined meta:name="Info 1"/>
    <meta:user-defined meta:name="Info 2"/>
    <meta:user-defined meta:name="Info 3"/>
    <meta:user-defined meta:name="Info 4"/>
  </office:meta>
</office:document-meta>
</file>